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ExecutionPlanRequest-2.1" table:style-name="ta1" table:print-ranges="A1:AF3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ExecutionPlanRequest">
            <text:p>TransportExecutionPlanRequest</text:p>
          </table:table-cell>
          <table:table-cell table:style-name="ce7" office:value-type="string" office:string-value="Transport Execution Plan Request. Details">
            <text:p>Transport Execution Plan Request. Details</text:p>
          </table:table-cell>
          <table:table-cell table:style-name="ce7" office:value-type="string" office:string-value=""/>
          <table:table-cell table:style-name="ce7" office:value-type="string" office:string-value="Transport Execution Plan Request">
            <text:p>Transport Execution Plan Request</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sent by a transport user to request a transport service from a transport service provider.">
            <text:p>A document sent by a transport user to request a transport service from a transport service provider.</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office:string-value="Transport Execution Plan Request. UBL Version Identifier. Identifier">
            <text:p>Transport Execution Plan Request. UBL Version Identifier. Identifier</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UBL Version">
            <text:p>UBL Version</text:p>
          </table:table-cell>
          <table:table-cell table:style-name="ce8" office:value-type="string" office:string-value="Identifier">
            <text:p>Identifier</text:p>
          </table:table-cell>
          <table:table-cell table:style-name="ce3" office:value-type="string" table:formula="of:=IF([.F3]&lt;&gt;&quot;&quot;;CONCATENATE([.F3];&quot; &quot;;[.G3]);[.G3])" office:string-value="UBL Version Identifier">
            <text:p>UBL Vers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office:string-value="Transport Execution Plan Request. Customization Identifier. Identifier">
            <text:p>Transport Execution Plan Request. Customization Identifier. Identifier</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Customization">
            <text:p>Customization</text:p>
          </table:table-cell>
          <table:table-cell table:style-name="ce8" office:value-type="string" office:string-value="Identifier">
            <text:p>Identifier</text:p>
          </table:table-cell>
          <table:table-cell table:style-name="ce3" office:value-type="string" table:formula="of:=IF([.F4]&lt;&gt;&quot;&quot;;CONCATENATE([.F4];&quot; &quot;;[.G4]);[.G4])" office:string-value="Customization Identifier">
            <text:p>Customiza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customization of UBL for a specific use.">
            <text:p>Identifies a user-defined customization of UBL for a specific us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office:string-value="Transport Execution Plan Request. Profile Identifier. Identifier">
            <text:p>Transport Execution Plan Request. Profile Identifier. Identifier</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Profile">
            <text:p>Profile</text:p>
          </table:table-cell>
          <table:table-cell table:style-name="ce8" office:value-type="string" office:string-value="Identifier">
            <text:p>Identifier</text:p>
          </table:table-cell>
          <table:table-cell table:style-name="ce3" office:value-type="string" table:formula="of:=IF([.F5]&lt;&gt;&quot;&quot;;CONCATENATE([.F5];&quot; &quot;;[.G5]);[.G5])" office:string-value="Profile Identifier">
            <text:p>Profile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 user-defined profile of the customization of UBL being used.">
            <text:p>Identifies a user-defined profile of the customization of UBL being use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8" office:value-type="string" office:string-value="Transport Execution Plan Request. Profile Execution Identifier. Identifier">
            <text:p>Transport Execution Plan Request. Profile Execution Identifier. Identifier</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Profile Execution">
            <text:p>Profile Execution</text:p>
          </table:table-cell>
          <table:table-cell table:style-name="ce8" office:value-type="string" office:string-value="Identifier">
            <text:p>Identifier</text:p>
          </table:table-cell>
          <table:table-cell table:style-name="ce3" office:value-type="string" table:formula="of:=IF([.F6]&lt;&gt;&quot;&quot;;CONCATENATE([.F6];&quot; &quot;;[.G6]);[.G6])" office:string-value="Profile Execution Identifier">
            <text:p>Profile Execution 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8" office:value-type="string" office:string-value="Transport Execution Plan Request. Identifier">
            <text:p>Transport Execution Plan Request. Identifier</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
          <table:table-cell table:style-name="ce8" office:value-type="string" office:string-value="Identifier">
            <text:p>Identifier</text:p>
          </table:table-cell>
          <table:table-cell table:style-name="ce3" office:value-type="string" table:formula="of:=IF([.F7]&lt;&gt;&quot;&quot;;CONCATENATE([.F7];&quot; &quot;;[.G7]);[.G7])" office:string-value="Identifier">
            <text:p>Identifier</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1">
            <text:p>1</text:p>
          </table:table-cell>
          <table:table-cell table:style-name="ce8" office:value-type="string" office:string-value="BBIE">
            <text:p>BBIE</text:p>
          </table:table-cell>
          <table:table-cell table:style-name="ce8" office:value-type="string"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VersionID">
            <text:p>VersionID</text:p>
          </table:table-cell>
          <table:table-cell table:style-name="ce8" office:value-type="string" office:string-value="Transport Execution Plan Request. Version. Identifier">
            <text:p>Transport Execution Plan Request. Version. Identifier</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
          <table:table-cell table:style-name="ce8" office:value-type="string" office:string-value="Version">
            <text:p>Version</text:p>
          </table:table-cell>
          <table:table-cell table:style-name="ce3" office:value-type="string" table:formula="of:=IF([.F8]&lt;&gt;&quot;&quot;;CONCATENATE([.F8];&quot; &quot;;[.G8]);[.G8])" office:string-value="Version">
            <text:p>Version</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n identifier for the current version of the Transport Execution Plan Request.">
            <text:p>An identifier for the current version of the Transport Execution Plan Request.</text:p>
          </table:table-cell>
          <table:table-cell table:style-name="ce8" office:value-type="string" office:string-value="1.1 ">
            <text:p><text:s/>1.1 </text:p>
          </table:table-cell>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8" office:value-type="string" office:string-value="Transport Execution Plan Request. Copy_ Indicator. Indicator">
            <text:p>Transport Execution Plan Request. Copy_ Indicator. Indicator</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Copy">
            <text:p>Copy</text:p>
          </table:table-cell>
          <table:table-cell table:style-name="ce8" office:value-type="string" office:string-value=""/>
          <table:table-cell table:style-name="ce8" office:value-type="string" office:string-value="Indicator">
            <text:p>Indicator</text:p>
          </table:table-cell>
          <table:table-cell table:style-name="ce3" office:value-type="string" table:formula="of:=IF([.F9]&lt;&gt;&quot;&quot;;CONCATENATE([.F9];&quot; &quot;;[.G9]);[.G9])" office:string-value="Indicator">
            <text:p>Indicator</text:p>
          </table:table-cell>
          <table:table-cell table:style-name="ce8" office:value-type="string" office:string-value="Indicator">
            <text:p>Indicator</text:p>
          </table:table-cell>
          <table:table-cell table:style-name="ce8" office:value-type="string" office:string-value=""/>
          <table:table-cell table:style-name="ce3" office:value-type="string" table:formula="of:=IF([.J9]&lt;&gt;&quot;&quot;;CONCATENATE([.J9];&quot;_ &quot;;[.I9];&quot;. Type&quot;);CONCATENATE([.I9];&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8" office:value-type="string" office:string-value="Transport Execution Plan Request. UUID. Identifier">
            <text:p>Transport Execution Plan Request. UUID. Identifier</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
          <table:table-cell table:style-name="ce8" office:value-type="string" office:string-value="UUID">
            <text:p>UUID</text:p>
          </table:table-cell>
          <table:table-cell table:style-name="ce3" office:value-type="string" table:formula="of:=IF([.F10]&lt;&gt;&quot;&quot;;CONCATENATE([.F10];&quot; &quot;;[.G10]);[.G10])" office:string-value="UUID">
            <text:p>UUID</text:p>
          </table:table-cell>
          <table:table-cell table:style-name="ce8" office:value-type="string" office:string-value="Identifier">
            <text:p>Identifier</text:p>
          </table:table-cell>
          <table:table-cell table:style-name="ce8" office:value-type="string" office:string-value=""/>
          <table:table-cell table:style-name="ce3" office:value-type="string" table:formula="of:=IF([.J10]&lt;&gt;&quot;&quot;;CONCATENATE([.J10];&quot;_ &quot;;[.I10];&quot;. Type&quot;);CONCATENATE([.I10];&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8" office:value-type="string" office:string-value="Transport Execution Plan Request. Issue Date. Date">
            <text:p>Transport Execution Plan Request. Issue Date. Date</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Issue">
            <text:p>Issue</text:p>
          </table:table-cell>
          <table:table-cell table:style-name="ce8" office:value-type="string" office:string-value="Date">
            <text:p>Date</text:p>
          </table:table-cell>
          <table:table-cell table:style-name="ce3" office:value-type="string" table:formula="of:=IF([.F11]&lt;&gt;&quot;&quot;;CONCATENATE([.F11];&quot; &quot;;[.G11]);[.G11])" office:string-value="Issue Date">
            <text:p>Issue Date</text:p>
          </table:table-cell>
          <table:table-cell table:style-name="ce8" office:value-type="string" office:string-value="Date">
            <text:p>Date</text:p>
          </table:table-cell>
          <table:table-cell table:style-name="ce8" office:value-type="string" office:string-value=""/>
          <table:table-cell table:style-name="ce3" office:value-type="string" table:formula="of:=IF([.J11]&lt;&gt;&quot;&quot;;CONCATENATE([.J11];&quot;_ &quot;;[.I11];&quot;. Type&quot;);CONCATENATE([.I11];&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Transport Document Date">
            <text:p>Transport Document Date</text:p>
          </table:table-cell>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8" office:value-type="string" office:string-value="Transport Execution Plan Request. Issue Time. Time">
            <text:p>Transport Execution Plan Request. Issue Time. Time</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Issue">
            <text:p>Issue</text:p>
          </table:table-cell>
          <table:table-cell table:style-name="ce8" office:value-type="string" office:string-value="Time">
            <text:p>Time</text:p>
          </table:table-cell>
          <table:table-cell table:style-name="ce3" office:value-type="string" table:formula="of:=IF([.F12]&lt;&gt;&quot;&quot;;CONCATENATE([.F12];&quot; &quot;;[.G12]);[.G12])" office:string-value="Issue Time">
            <text:p>Issue Time</text:p>
          </table:table-cell>
          <table:table-cell table:style-name="ce8" office:value-type="string" office:string-value="Time">
            <text:p>Time</text:p>
          </table:table-cell>
          <table:table-cell table:style-name="ce8" office:value-type="string" office:string-value=""/>
          <table:table-cell table:style-name="ce3" office:value-type="string" table:formula="of:=IF([.J12]&lt;&gt;&quot;&quot;;CONCATENATE([.J12];&quot;_ &quot;;[.I12];&quot;. Type&quot;);CONCATENATE([.I12];&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DocumentStatusCode">
            <text:p>DocumentStatusCode</text:p>
          </table:table-cell>
          <table:table-cell table:style-name="ce8" office:value-type="string" office:string-value="Transport Execution Plan Request. Document Status Code. Code">
            <text:p>Transport Execution Plan Request. Document Status Code. Code</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Document Status">
            <text:p>Document Status</text:p>
          </table:table-cell>
          <table:table-cell table:style-name="ce8" office:value-type="string" office:string-value="Code">
            <text:p>Code</text:p>
          </table:table-cell>
          <table:table-cell table:style-name="ce3" office:value-type="string" table:formula="of:=IF([.F13]&lt;&gt;&quot;&quot;;CONCATENATE([.F13];&quot; &quot;;[.G13]);[.G13])" office:string-value="Document Status Code">
            <text:p>Document Status Code</text:p>
          </table:table-cell>
          <table:table-cell table:style-name="ce8" office:value-type="string" office:string-value="Code">
            <text:p>Code</text:p>
          </table:table-cell>
          <table:table-cell table:style-name="ce8" office:value-type="string" office:string-value="Document Status">
            <text:p>Document Status</text:p>
          </table:table-cell>
          <table:table-cell table:style-name="ce3" office:value-type="string" table:formula="of:=IF([.J13]&lt;&gt;&quot;&quot;;CONCATENATE([.J13];&quot;_ &quot;;[.I13];&quot;. Type&quot;);CONCATENATE([.I13];&quot;. Type&quot;))" office:string-value="Document Status_ Code. Type">
            <text:p>Document Status_ 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the status of the Transport Execution Plan Request.">
            <text:p>A code signifying the status of the Transport Execution Plan Reques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StatusReasonCode">
            <text:p>DocumentStatusReasonCode</text:p>
          </table:table-cell>
          <table:table-cell table:style-name="ce8" office:value-type="string" office:string-value="Transport Execution Plan Request. Document Status Reason Code. Code">
            <text:p>Transport Execution Plan Request. Document Status Reason Code. Code</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Document Status Reason">
            <text:p>Document Status Reason</text:p>
          </table:table-cell>
          <table:table-cell table:style-name="ce8" office:value-type="string" office:string-value="Code">
            <text:p>Code</text:p>
          </table:table-cell>
          <table:table-cell table:style-name="ce3" office:value-type="string" table:formula="of:=IF([.F14]&lt;&gt;&quot;&quot;;CONCATENATE([.F14];&quot; &quot;;[.G14]);[.G14])" office:string-value="Document Status Reason Code">
            <text:p>Document Status Reason Code</text:p>
          </table:table-cell>
          <table:table-cell table:style-name="ce8" office:value-type="string" office:string-value="Code">
            <text:p>Code</text:p>
          </table:table-cell>
          <table:table-cell table:style-name="ce8" office:value-type="string" office:string-value=""/>
          <table:table-cell table:style-name="ce3" office:value-type="string" table:formula="of:=IF([.J14]&lt;&gt;&quot;&quot;;CONCATENATE([.J14];&quot;_ &quot;;[.I14];&quot;. Type&quot;);CONCATENATE([.I14];&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1">
            <text:p>0..1</text:p>
          </table:table-cell>
          <table:table-cell table:style-name="ce8" office:value-type="string" office:string-value="BBIE">
            <text:p>BBIE</text:p>
          </table:table-cell>
          <table:table-cell table:style-name="ce8" office:value-type="string" office:string-value="A code signifying a reason associated with the status of the Transport Execution Plan Request.">
            <text:p>A code signifying a reason associated with the status of the Transport Execution Plan Reques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StatusReasonDescription">
            <text:p>DocumentStatusReasonDescription</text:p>
          </table:table-cell>
          <table:table-cell table:style-name="ce8" office:value-type="string" office:string-value="Transport Execution Plan Request. Document Status Reason Description. Text">
            <text:p>Transport Execution Plan Request. Document Status Reason Description. Text</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Document Status Reason">
            <text:p>Document Status Reason</text:p>
          </table:table-cell>
          <table:table-cell table:style-name="ce8" office:value-type="string" office:string-value="Description">
            <text:p>Description</text:p>
          </table:table-cell>
          <table:table-cell table:style-name="ce3" office:value-type="string" table:formula="of:=IF([.F15]&lt;&gt;&quot;&quot;;CONCATENATE([.F15];&quot; &quot;;[.G15]);[.G15])" office:string-value="Document Status Reason Description">
            <text:p>Document Status Reason Description</text:p>
          </table:table-cell>
          <table:table-cell table:style-name="ce8" office:value-type="string" office:string-value="Text">
            <text:p>Text</text:p>
          </table:table-cell>
          <table:table-cell table:style-name="ce8" office:value-type="string" office:string-value=""/>
          <table:table-cell table:style-name="ce3" office:value-type="string" table:formula="of:=IF([.J15]&lt;&gt;&quot;&quot;;CONCATENATE([.J15];&quot;_ &quot;;[.I15];&quot;. Type&quot;);CONCATENATE([.I15];&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A reason associated with the status of the Transport Execution Plan Request.">
            <text:p>A reason associated with the status of the Transport Execution Plan Request.</text:p>
          </table:table-cell>
          <table:table-cell table:style-name="ce8" office:value-type="string" office:string-value="123 Standard Chartered Tower ">
            <text:p><text:s/>123 Standard Chartered Tower </text:p>
          </table:table-cell>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Note">
            <text:p>Note</text:p>
          </table:table-cell>
          <table:table-cell table:style-name="ce8" office:value-type="string" office:string-value="Transport Execution Plan Request. Note. Text">
            <text:p>Transport Execution Plan Request. Note. Text</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
          <table:table-cell table:style-name="ce8" office:value-type="string" office:string-value=""/>
          <table:table-cell table:style-name="ce8" office:value-type="string" office:string-value="Note">
            <text:p>Note</text:p>
          </table:table-cell>
          <table:table-cell table:style-name="ce3" office:value-type="string" table:formula="of:=IF([.F16]&lt;&gt;&quot;&quot;;CONCATENATE([.F16];&quot; &quot;;[.G16]);[.G16])" office:string-value="Note">
            <text:p>Note</text:p>
          </table:table-cell>
          <table:table-cell table:style-name="ce8" office:value-type="string" office:string-value="Text">
            <text:p>Text</text:p>
          </table:table-cell>
          <table:table-cell table:style-name="ce8" office:value-type="string" office:string-value=""/>
          <table:table-cell table:style-name="ce3" office:value-type="string" table:formula="of:=IF([.J16]&lt;&gt;&quot;&quot;;CONCATENATE([.J16];&quot;_ &quot;;[.I16];&quot;. Type&quot;);CONCATENATE([.I16];&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ransportUserRemarks">
            <text:p>TransportUserRemarks</text:p>
          </table:table-cell>
          <table:table-cell table:style-name="ce8" office:value-type="string" office:string-value="Transport Execution Plan Request. Transport User_ Remarks. Text">
            <text:p>Transport Execution Plan Request. Transport User_ Remarks. Text</text:p>
          </table:table-cell>
          <table:table-cell table:style-name="ce8" office:value-type="string" office:string-value=""/>
          <table:table-cell table:style-name="ce8" office:value-type="string" office:string-value="Transport Execution Plan Request">
            <text:p>Transport Execution Plan Request</text:p>
          </table:table-cell>
          <table:table-cell table:style-name="ce8" office:value-type="string" office:string-value="Transport User">
            <text:p>Transport User</text:p>
          </table:table-cell>
          <table:table-cell table:style-name="ce8" office:value-type="string" office:string-value=""/>
          <table:table-cell table:style-name="ce8" office:value-type="string" office:string-value="Remarks">
            <text:p>Remarks</text:p>
          </table:table-cell>
          <table:table-cell table:style-name="ce3" office:value-type="string" table:formula="of:=IF([.F17]&lt;&gt;&quot;&quot;;CONCATENATE([.F17];&quot; &quot;;[.G17]);[.G17])" office:string-value="Remarks">
            <text:p>Remarks</text:p>
          </table:table-cell>
          <table:table-cell table:style-name="ce8" office:value-type="string" office:string-value="Text">
            <text:p>Text</text:p>
          </table:table-cell>
          <table:table-cell table:style-name="ce8" office:value-type="string" office:string-value=""/>
          <table:table-cell table:style-name="ce3" office:value-type="string" table:formula="of:=IF([.J17]&lt;&gt;&quot;&quot;;CONCATENATE([.J17];&quot;_ &quot;;[.I17];&quot;. Type&quot;);CONCATENATE([.I17];&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0..n">
            <text:p>0..n</text:p>
          </table:table-cell>
          <table:table-cell table:style-name="ce8" office:value-type="string" office:string-value="BBIE">
            <text:p>BBIE</text:p>
          </table:table-cell>
          <table:table-cell table:style-name="ce8" office:value-type="string" office:string-value="Remarks from the transport user regarding the transport operations referenced in the Transport Execution Plan Request.">
            <text:p>Remarks from the transport user regarding the transport operations referenced in the Transport Execution Plan Reques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8" office:value-type="string" office:string-value=""/>
        </table:table-row>
        <table:table-row table:style-name="ro2">
          <table:table-cell table:formula="of:=SUBSTITUTE(SUBSTITUTE(CONCATENATE(IF([.E18]=&quot;Universally Unique&quot;;&quot;UU&quot;;[.E18]);[.F18];IF([.H18]&lt;&gt;[.I18];[.H18];&quot;&quot;);CONCATENATE(IF([.I18]=&quot;Identifier&quot;;&quot;ID&quot;;IF([.I18]=&quot;Text&quot;;&quot;&quot;;[.I18]))));&quot; &quot;;&quot;&quot;);&quot;'&quot;;&quot;&quot;)" office:value-type="string" table:style-name="ce4" office:string-value="SenderParty">
            <text:p>SenderParty</text:p>
          </table:table-cell>
          <table:table-cell office:value-type="string" table:style-name="ce9" office:string-value="Transport Execution Plan Request. Sender_ Party. Party">
            <text:p>Transport Execution Plan Request. Sender_ Party. Party</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Sender">
            <text:p>Sender</text:p>
          </table:table-cell>
          <table:table-cell table:style-name="ce9" office:value-type="string" office:string-value=""/>
          <table:table-cell table:style-name="ce9" office:value-type="string" office:string-value=""/>
          <table:table-cell table:formula="of:=[.M18]"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party sending the Transport Execution Plan Request.">
            <text:p>The party sending the Transport Execution Plan Reque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ReceiverParty">
            <text:p>ReceiverParty</text:p>
          </table:table-cell>
          <table:table-cell office:value-type="string" table:style-name="ce9" office:string-value="Transport Execution Plan Request. Receiver_ Party. Party">
            <text:p>Transport Execution Plan Request. Receiver_ Party. Party</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Receiver">
            <text:p>Receiver</text:p>
          </table:table-cell>
          <table:table-cell table:style-name="ce9" office:value-type="string" office:string-value=""/>
          <table:table-cell table:style-name="ce9" office:value-type="string" office:string-value=""/>
          <table:table-cell table:formula="of:=[.M19]"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party receiving the Transport Execution Plan Request.">
            <text:p>The party receiving the Transport Execution Plan Reque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TransportUserParty">
            <text:p>TransportUserParty</text:p>
          </table:table-cell>
          <table:table-cell office:value-type="string" table:style-name="ce9" office:string-value="Transport Execution Plan Request. Transport User_ Party. Party">
            <text:p>Transport Execution Plan Request. Transport User_ Party. Party</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Transport User">
            <text:p>Transport User</text:p>
          </table:table-cell>
          <table:table-cell table:style-name="ce9" office:value-type="string" office:string-value=""/>
          <table:table-cell table:style-name="ce9" office:value-type="string" office:string-value=""/>
          <table:table-cell table:formula="of:=[.M20]"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party requesting the transport services referenced in the Transport Execution Plan Request.">
            <text:p>The party requesting the transport services referenced in the Transport Execution Plan Reque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TransportServiceProviderParty">
            <text:p>TransportServiceProviderParty</text:p>
          </table:table-cell>
          <table:table-cell office:value-type="string" table:style-name="ce9" office:string-value="Transport Execution Plan Request. Transport Service Provider_ Party. Party">
            <text:p>Transport Execution Plan Request. Transport Service Provider_ Party. Party</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Transport Service Provider">
            <text:p>Transport Service Provider</text:p>
          </table:table-cell>
          <table:table-cell table:style-name="ce9" office:value-type="string" office:string-value=""/>
          <table:table-cell table:style-name="ce9" office:value-type="string" office:string-value=""/>
          <table:table-cell table:formula="of:=[.M21]"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1">
            <text:p>1</text:p>
          </table:table-cell>
          <table:table-cell office:value-type="string" table:style-name="ce9" office:string-value="ASBIE">
            <text:p>ASBIE</text:p>
          </table:table-cell>
          <table:table-cell office:value-type="string" table:style-name="ce9" office:string-value="The party providing the transport services referenced in the Transport Execution Plan Request.">
            <text:p>The party providing the transport services referenced in the Transport Execution Plan Reque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PayeeParty">
            <text:p>PayeeParty</text:p>
          </table:table-cell>
          <table:table-cell office:value-type="string" table:style-name="ce9" office:string-value="Transport Execution Plan Request. Payee_ Party. Party">
            <text:p>Transport Execution Plan Request. Payee_ Party. Party</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Payee">
            <text:p>Payee</text:p>
          </table:table-cell>
          <table:table-cell table:style-name="ce9" office:value-type="string" office:string-value=""/>
          <table:table-cell table:style-name="ce9" office:value-type="string" office:string-value=""/>
          <table:table-cell table:formula="of:=[.M22]" office:value-type="string" table:style-name="ce9" office:string-value="Party">
            <text:p>Party</text:p>
          </table:table-cell>
          <table:table-cell office:value-type="string" table:style-name="ce9"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arty">
            <text:p>Party</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party that will pay for the transport service(s) referred to in a Transport Execution Plan.">
            <text:p>The party that will pay for the transport service(s) referred to in a Transport Execution Pla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Signature">
            <text:p>Signature</text:p>
          </table:table-cell>
          <table:table-cell office:value-type="string" table:style-name="ce9" office:string-value="Transport Execution Plan Request. Signature">
            <text:p>Transport Execution Plan Request. Signature</text:p>
          </table:table-cell>
          <table:table-cell table:style-name="ce9" office:value-type="string" office:string-value=""/>
          <table:table-cell office:value-type="string" table:style-name="ce9"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
          <table:table-cell table:formula="of:=[.M23]" office:value-type="string" table:style-name="ce9" office:string-value="Signature">
            <text:p>Signature</text:p>
          </table:table-cell>
          <table:table-cell office:value-type="string" table:style-name="ce9"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Signature">
            <text:p>Signatur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signature applied to this document.">
            <text:p>A signature applied to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TransportExecutionPlanDocumentReference">
            <text:p>TransportExecutionPlanDocumentReference</text:p>
          </table:table-cell>
          <table:table-cell office:value-type="string" table:style-name="ce9" office:string-value="Transport Execution Plan Request. Transport Execution Plan_ Document Reference. Document Reference">
            <text:p>Transport Execution Plan Request. Transport Execution Plan_ Document Reference. Document Reference</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Transport Execution Plan">
            <text:p>Transport Execution Plan</text:p>
          </table:table-cell>
          <table:table-cell table:style-name="ce9" office:value-type="string" office:string-value=""/>
          <table:table-cell table:style-name="ce9" office:value-type="string" office:string-value=""/>
          <table:table-cell table:formula="of:=[.M24]"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reference to an original Transport Execution Plan Document.">
            <text:p>A reference to an original Transport Execution Plan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TransportServiceDescriptionDocumentReference">
            <text:p>TransportServiceDescriptionDocumentReference</text:p>
          </table:table-cell>
          <table:table-cell office:value-type="string" table:style-name="ce9" office:string-value="Transport Execution Plan Request. Transport Service Description_ Document Reference. Document Reference">
            <text:p>Transport Execution Plan Request. Transport Service Description_ Document Reference. Document Reference</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table:formula="of:=[.M25]"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reference to the Transport Service Description, which is used by a transport service provider to announce transport services to transport users (buyers).">
            <text:p>A reference to the Transport Service Description, which is used by a transport service provider to announce transport services to transport users (buyer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AdditionalDocumentReference">
            <text:p>AdditionalDocumentReference</text:p>
          </table:table-cell>
          <table:table-cell office:value-type="string" table:style-name="ce9" office:string-value="Transport Execution Plan Request. Additional_ Document Reference. Document Reference">
            <text:p>Transport Execution Plan Request. Additional_ Document Reference. Document Reference</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Additional">
            <text:p>Additional</text:p>
          </table:table-cell>
          <table:table-cell table:style-name="ce9" office:value-type="string" office:string-value=""/>
          <table:table-cell table:style-name="ce9" office:value-type="string" office:string-value=""/>
          <table:table-cell table:formula="of:=[.M26]" office:value-type="string" table:style-name="ce9" office:string-value="Document Reference">
            <text:p>Document Reference</text:p>
          </table:table-cell>
          <table:table-cell office:value-type="string" table:style-name="ce9"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Document Reference">
            <text:p>Document Referen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TransportContract">
            <text:p>TransportContract</text:p>
          </table:table-cell>
          <table:table-cell office:value-type="string" table:style-name="ce9" office:string-value="Transport Execution Plan Request. Transport_ Contract. Contract">
            <text:p>Transport Execution Plan Request. Transport_ Contract. Contract</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Transport">
            <text:p>Transport</text:p>
          </table:table-cell>
          <table:table-cell table:style-name="ce9" office:value-type="string" office:string-value=""/>
          <table:table-cell table:style-name="ce9" office:value-type="string" office:string-value=""/>
          <table:table-cell table:formula="of:=[.M27]" office:value-type="string" table:style-name="ce9" office:string-value="Contract">
            <text:p>Contract</text:p>
          </table:table-cell>
          <table:table-cell office:value-type="string" table:style-name="ce9" office:string-value="Contract">
            <text:p>Contract</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ontract">
            <text:p>Contract</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potential contract related to the Transport Execution Plan Request.">
            <text:p>A potential contract related to the Transport Execution Plan Reque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TransportServiceProviderResponseDeadlinePeriod">
            <text:p>TransportServiceProviderResponseDeadlinePeriod</text:p>
          </table:table-cell>
          <table:table-cell office:value-type="string" table:style-name="ce9" office:string-value="Transport Execution Plan Request. Transport Service Provider Response Deadline_ Period. Period">
            <text:p>Transport Execution Plan Request. Transport Service Provider Response Deadline_ Period. Period</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Transport Service Provider Response Deadline">
            <text:p>Transport Service Provider Response Deadline</text:p>
          </table:table-cell>
          <table:table-cell table:style-name="ce9" office:value-type="string" office:string-value=""/>
          <table:table-cell table:style-name="ce9" office:value-type="string" office:string-value=""/>
          <table:table-cell table:formula="of:=[.M28]"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eadline for a response from the Transport Service Provider to this Transport Execution Plan Request.">
            <text:p>A deadline for a response from the Transport Service Provider to this Transport Execution Plan Reque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MainTransportationService">
            <text:p>MainTransportationService</text:p>
          </table:table-cell>
          <table:table-cell office:value-type="string" table:style-name="ce9" office:string-value="Transport Execution Plan Request. Main_ Transportation Service. Transportation Service">
            <text:p>Transport Execution Plan Request. Main_ Transportation Service. Transportation Service</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Main">
            <text:p>Main</text:p>
          </table:table-cell>
          <table:table-cell table:style-name="ce9" office:value-type="string" office:string-value=""/>
          <table:table-cell table:style-name="ce9" office:value-type="string" office:string-value=""/>
          <table:table-cell table:formula="of:=[.M29]" office:value-type="string" table:style-name="ce9" office:string-value="Transportation Service">
            <text:p>Transportation Service</text:p>
          </table:table-cell>
          <table:table-cell office:value-type="string" table:style-name="ce9" office:string-value="Transportation Service">
            <text:p>Transportation Servi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ransportation Service">
            <text:p>Transportation Service</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description of the main transportation service referenced in the Transport Execution Plan Request.">
            <text:p>A description of the main transportation service referenced in the Transport Execution Plan Reque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AdditionalTransportationService">
            <text:p>AdditionalTransportationService</text:p>
          </table:table-cell>
          <table:table-cell office:value-type="string" table:style-name="ce9" office:string-value="Transport Execution Plan Request. Additional_ Transportation Service. Transportation Service">
            <text:p>Transport Execution Plan Request. Additional_ Transportation Service. Transportation Service</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Additional">
            <text:p>Additional</text:p>
          </table:table-cell>
          <table:table-cell table:style-name="ce9" office:value-type="string" office:string-value=""/>
          <table:table-cell table:style-name="ce9" office:value-type="string" office:string-value=""/>
          <table:table-cell table:formula="of:=[.M30]" office:value-type="string" table:style-name="ce9" office:string-value="Transportation Service">
            <text:p>Transportation Service</text:p>
          </table:table-cell>
          <table:table-cell office:value-type="string" table:style-name="ce9" office:string-value="Transportation Service">
            <text:p>Transportation Servic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ransportation Service">
            <text:p>Transportation Service</text:p>
          </table:table-cell>
          <table:table-cell table:style-name="ce9" office:value-type="string" office:string-value=""/>
          <table:table-cell office:value-type="string" table:style-name="ce9" office:string-value="0..n">
            <text:p>0..n</text:p>
          </table:table-cell>
          <table:table-cell office:value-type="string" table:style-name="ce9" office:string-value="ASBIE">
            <text:p>ASBIE</text:p>
          </table:table-cell>
          <table:table-cell office:value-type="string" table:style-name="ce9" office:string-value="A description of an additional transportation service referenced in the Transport Execution Plan Request.">
            <text:p>A description of an additional transportation service referenced in the Transport Execution Plan Reque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erviceStartTimePeriod">
            <text:p>ServiceStartTimePeriod</text:p>
          </table:table-cell>
          <table:table-cell office:value-type="string" table:style-name="ce9" office:string-value="Transport Execution Plan Request. Service Start Time_ Period. Period">
            <text:p>Transport Execution Plan Request. Service Start Time_ Period. Period</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Service Start Time">
            <text:p>Service Start Time</text:p>
          </table:table-cell>
          <table:table-cell table:style-name="ce9" office:value-type="string" office:string-value=""/>
          <table:table-cell table:style-name="ce9" office:value-type="string" office:string-value=""/>
          <table:table-cell table:formula="of:=[.M31]"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period within which the services referred to in the Transport Execution Plan Request must begin.">
            <text:p>The period within which the services referred to in the Transport Execution Plan Request must beg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erviceEndTimePeriod">
            <text:p>ServiceEndTimePeriod</text:p>
          </table:table-cell>
          <table:table-cell office:value-type="string" table:style-name="ce9" office:string-value="Transport Execution Plan Request. Service End Time_ Period. Period">
            <text:p>Transport Execution Plan Request. Service End Time_ Period. Period</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Service End Time">
            <text:p>Service End Time</text:p>
          </table:table-cell>
          <table:table-cell table:style-name="ce9" office:value-type="string" office:string-value=""/>
          <table:table-cell table:style-name="ce9" office:value-type="string" office:string-value=""/>
          <table:table-cell table:formula="of:=[.M32]" office:value-type="string" table:style-name="ce9" office:string-value="Period">
            <text:p>Period</text:p>
          </table:table-cell>
          <table:table-cell office:value-type="string" table:style-name="ce9"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Period">
            <text:p>Period</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period during which the services referred to in the Transport Execution Plan Request must be completed.">
            <text:p>The period during which the services referred to in the Transport Execution Plan Request must be complet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FromLocation">
            <text:p>FromLocation</text:p>
          </table:table-cell>
          <table:table-cell office:value-type="string" table:style-name="ce9" office:string-value="Transport Execution Plan Request. From_ Location. Location">
            <text:p>Transport Execution Plan Request. From_ Location. Location</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From">
            <text:p>From</text:p>
          </table:table-cell>
          <table:table-cell table:style-name="ce9" office:value-type="string" office:string-value=""/>
          <table:table-cell table:style-name="ce9" office:value-type="string" office:string-value=""/>
          <table:table-cell table:formula="of:=[.M33]" office:value-type="string" table:style-name="ce9" office:string-value="Location">
            <text:p>Location</text:p>
          </table:table-cell>
          <table:table-cell office:value-type="string" table:style-name="ce9" office:string-value="Location">
            <text:p>Location</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Location">
            <text:p>Location</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location of origin of the transport service referenced in the Transport Execution Plan Request.">
            <text:p>The location of origin of the transport service referenced in the Transport Execution Plan Reque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ToLocation">
            <text:p>ToLocation</text:p>
          </table:table-cell>
          <table:table-cell office:value-type="string" table:style-name="ce9" office:string-value="Transport Execution Plan Request. To_ Location. Location">
            <text:p>Transport Execution Plan Request. To_ Location. Location</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To">
            <text:p>To</text:p>
          </table:table-cell>
          <table:table-cell table:style-name="ce9" office:value-type="string" office:string-value=""/>
          <table:table-cell table:style-name="ce9" office:value-type="string" office:string-value=""/>
          <table:table-cell table:formula="of:=[.M34]" office:value-type="string" table:style-name="ce9" office:string-value="Location">
            <text:p>Location</text:p>
          </table:table-cell>
          <table:table-cell office:value-type="string" table:style-name="ce9" office:string-value="Location">
            <text:p>Location</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Location">
            <text:p>Location</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destination location for the transport service referenced in the Transport Execution Plan Request.">
            <text:p>The destination location for the transport service referenced in the Transport Execution Plan Reque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tLocation">
            <text:p>AtLocation</text:p>
          </table:table-cell>
          <table:table-cell office:value-type="string" table:style-name="ce9" office:string-value="Transport Execution Plan Request. At_ Location. Location">
            <text:p>Transport Execution Plan Request. At_ Location. Location</text:p>
          </table:table-cell>
          <table:table-cell table:style-name="ce9" office:value-type="string" office:string-value=""/>
          <table:table-cell office:value-type="string" table:style-name="ce9" office:string-value="Transport Execution Plan Request">
            <text:p>Transport Execution Plan Request</text:p>
          </table:table-cell>
          <table:table-cell office:value-type="string" table:style-name="ce9" office:string-value="At">
            <text:p>At</text:p>
          </table:table-cell>
          <table:table-cell table:style-name="ce9" office:value-type="string" office:string-value=""/>
          <table:table-cell table:style-name="ce9" office:value-type="string" office:string-value=""/>
          <table:table-cell table:formula="of:=[.M35]" office:value-type="string" table:style-name="ce9" office:string-value="Location">
            <text:p>Location</text:p>
          </table:table-cell>
          <table:table-cell office:value-type="string" table:style-name="ce9" office:string-value="Location">
            <text:p>Location</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Location">
            <text:p>Location</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The location of a transport service (e.g., terminal handling service) that does not require transport movement.">
            <text:p>The location of a transport service (e.g., terminal handling service) that does not require transport move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TransportExecutionTerms">
            <text:p>TransportExecutionTerms</text:p>
          </table:table-cell>
          <table:table-cell office:value-type="string" table:style-name="ce9" office:string-value="Transport Execution Plan Request. Transport Execution Terms">
            <text:p>Transport Execution Plan Request. Transport Execution Terms</text:p>
          </table:table-cell>
          <table:table-cell table:style-name="ce9" office:value-type="string" office:string-value=""/>
          <table:table-cell office:value-type="string" table:style-name="ce9"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
          <table:table-cell table:formula="of:=[.M36]" office:value-type="string" table:style-name="ce9" office:string-value="Transport Execution Terms">
            <text:p>Transport Execution Terms</text:p>
          </table:table-cell>
          <table:table-cell office:value-type="string" table:style-name="ce9" office:string-value="Transport Execution Terms">
            <text:p>Transport Execution Terms</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Transport Execution Terms">
            <text:p>Transport Execution Terms</text:p>
          </table:table-cell>
          <table:table-cell table:style-name="ce9" office:value-type="string" office:string-value=""/>
          <table:table-cell office:value-type="string" table:style-name="ce9" office:string-value="0..1">
            <text:p>0..1</text:p>
          </table:table-cell>
          <table:table-cell office:value-type="string" table:style-name="ce9" office:string-value="ASBIE">
            <text:p>ASBIE</text:p>
          </table:table-cell>
          <table:table-cell office:value-type="string" table:style-name="ce9" office:string-value="A description of terms and conditions related to the Transport Execution Plan Request.">
            <text:p>A description of terms and conditions related to the Transport Execution Plan Reque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Consignment">
            <text:p>Consignment</text:p>
          </table:table-cell>
          <table:table-cell office:value-type="string" table:style-name="ce9" office:string-value="Transport Execution Plan Request. Consignment">
            <text:p>Transport Execution Plan Request. Consignment</text:p>
          </table:table-cell>
          <table:table-cell table:style-name="ce9" office:value-type="string" office:string-value=""/>
          <table:table-cell office:value-type="string" table:style-name="ce9" office:string-value="Transport Execution Plan Request">
            <text:p>Transport Execution Plan Request</text:p>
          </table:table-cell>
          <table:table-cell table:style-name="ce9" office:value-type="string" office:string-value=""/>
          <table:table-cell table:style-name="ce9" office:value-type="string" office:string-value=""/>
          <table:table-cell table:style-name="ce9" office:value-type="string" office:string-value=""/>
          <table:table-cell table:formula="of:=[.M37]" office:value-type="string" table:style-name="ce9" office:string-value="Consignment">
            <text:p>Consignment</text:p>
          </table:table-cell>
          <table:table-cell office:value-type="string" table:style-name="ce9" office:string-value="Consignment">
            <text:p>Consignment</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Consignment">
            <text:p>Consignment</text:p>
          </table:table-cell>
          <table:table-cell table:style-name="ce9" office:value-type="string" office:string-value=""/>
          <table:table-cell office:value-type="string" table:style-name="ce9" office:string-value="1..n">
            <text:p>1..n</text:p>
          </table:table-cell>
          <table:table-cell office:value-type="string" table:style-name="ce9" office:string-value="ASBIE">
            <text:p>ASBIE</text:p>
          </table:table-cell>
          <table:table-cell office:value-type="string" table:style-name="ce9" office:string-value="A description of an identifiable collection of goods items to be transported between the consignor and the consignee. This information may be defined within a transport contract. A consignment may comprise more than one shipment (e.g., when consolidated by a freight forwarder).">
            <text:p>A description of an identifiable collection of goods items to be transported between the consignor and the consignee. This information may be defined within a transport contract. A consignment may comprise more than one shipment (e.g., when consolidated by a freight forwar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